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d212" officeooo:paragraph-rsid="0009d212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ff6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6pt" officeooo:paragraph-rsid="0005c0b7" style:font-size-asian="16pt" style:font-size-complex="16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8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9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09d212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8c38a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08c38a" style:font-size-asian="16pt" style:font-size-complex="16pt"/>
    </style:style>
    <style:style style:name="T13" style:family="text">
      <style:text-properties fo:font-size="16pt" officeooo:rsid="0009d212" style:font-size-asian="16pt" style:font-size-complex="16pt"/>
    </style:style>
    <style:style style:name="T14" style:family="text">
      <style:text-properties fo:font-size="16pt" officeooo:rsid="0009d212" style:font-size-asian="14pt" style:font-size-complex="16pt"/>
    </style:style>
    <style:style style:name="T15" style:family="text">
      <style:text-properties officeooo:rsid="0009d212"/>
    </style:style>
    <style:style style:name="T16" style:family="text">
      <style:text-properties officeooo:rsid="000cbd73"/>
    </style:style>
    <style:style style:name="T17" style:family="text">
      <style:text-properties officeooo:rsid="000e4ff6"/>
    </style:style>
    <style:style style:name="T18" style:family="text">
      <style:text-properties officeooo:rsid="000ff70d"/>
    </style:style>
    <style:style style:name="T19" style:family="text">
      <style:text-properties officeooo:rsid="000ffc30"/>
    </style:style>
    <style:style style:name="T20" style:family="text">
      <style:text-properties officeooo:rsid="0011faf9"/>
    </style:style>
    <style:style style:name="T21" style:family="text">
      <style:text-properties officeooo:rsid="00129f21"/>
    </style:style>
    <style:style style:name="T22" style:family="text">
      <style:text-properties officeooo:rsid="001481d2"/>
    </style:style>
    <style:style style:name="T23" style:family="text">
      <style:text-properties officeooo:rsid="00148693"/>
    </style:style>
    <style:style style:name="T24" style:family="text">
      <style:text-properties officeooo:rsid="001666ec"/>
    </style:style>
    <style:style style:name="T25" style:family="text">
      <style:text-properties officeooo:rsid="00167a5b"/>
    </style:style>
    <style:style style:name="T26" style:family="text">
      <style:text-properties officeooo:rsid="00181de3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5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7"/><text:span text:style-name="T17">Stout</text:span> <text:s text:c="60"/></text:p>
      <text:p text:style-name="P9">Brew Date: <text:s text:c="4"/><text:span text:style-name="T17">Feb 15'16</text:span> <text:s text:c="64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64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9" svg:x1="1.543cm" svg:y1="0.624cm" svg:x2="1.622cm" svg:y2="6.577cm"><text:p/></draw:line><draw:line text:anchor-type="paragraph" draw:z-index="5" draw:style-name="gr2" draw:text-style-name="P19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10">20 <text:s text:c="6"/># <text:s text:c="5"/>Pale</text:p>
      <text:p text:style-name="P10">1 <text:s text:c="8"/># <text:s text:c="5"/>Black Patent </text:p>
      <text:p text:style-name="P10"><draw:custom-shape text:anchor-type="paragraph" draw:z-index="2" draw:style-name="gr1" draw:text-style-name="P19" svg:width="0.583cm" svg:height="0.53cm" svg:x="16.307cm" svg:y="0.07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9"/># <text:s text:c="4"/>Roasted Barley</text:p>
      <text:p text:style-name="P10">2 <text:s text:c="9"/># <text:s text:c="4"/>Wheat</text:p>
      <text:p text:style-name="P10">0.5 <text:s text:c="6"/># <text:s text:c="4"/>Flaked Barley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6"><draw:line text:anchor-type="paragraph" draw:z-index="4" draw:style-name="gr2" draw:text-style-name="P19" svg:x1="1.623cm" svg:y1="0.626cm" svg:x2="1.702cm" svg:y2="0.6cm"><text:p/></draw:line> <text:s text:c="4"/>Irish Moss</text:p>
      <text:p text:style-name="P17"><text:s text:c="13"/><text:span text:style-name="T10">Mauribrew Ale 514</text:span> Yeast</text:p>
      <text:p text:style-name="P7"/>
      <text:p text:style-name="P7"/>
      <text:p text:style-name="P7"/>
      <text:p text:style-name="P7"><draw:line text:anchor-type="paragraph" draw:z-index="7" draw:style-name="gr2" draw:text-style-name="P19" svg:x1="7.497cm" svg:y1="0.564cm" svg:x2="7.576cm" svg:y2="4.004cm"><text:p/></draw:line>Qt <text:s/>oz/g <text:s text:c="2"/>Hop/Seasoning <text:s text:c="14"/><text:span text:style-name="T15">Time</text:span></text:p>
      <text:p text:style-name="P8"><draw:line text:anchor-type="paragraph" draw:z-index="6" draw:style-name="gr2" draw:text-style-name="P19" svg:x1="2.549cm" svg:y1="0.012cm" svg:x2="2.628cm" svg:y2="3.452cm"><text:p/></draw:line> <text:span text:style-name="T15">45 <text:s text:c="5"/>g <text:s text:c="5"/>NB <text:s text:c="26"/>90 min</text:span></text:p>
      <text:p text:style-name="P2"><text:s text:c="2"/><text:span text:style-name="T14">45</text:span><text:span text:style-name="T15"> <text:s text:c="11"/></text:span><text:span text:style-name="T14">g <text:s text:c="7"/>NB <text:s text:c="34"/>15 min </text:span><text:span text:style-name="T15"><text:s/></text:span></text:p>
      <text:p text:style-name="P2"><text:s text:c="3"/><text:span text:style-name="T11"><text:s/></text:span><text:span text:style-name="T13">2 <text:s text:c="5"/>tabs <text:s text:c="6"/>Whirlflock <text:s text:c="23"/>15 min</text:span></text:p>
      <text:p text:style-name="P14"/>
      <text:p text:style-name="P14"/>
      <text:p text:style-name="P2"><text:span text:style-name="T5"><text:s text:c="807"/></text:span><text:span text:style-name="T7">Stage <text:s text:c="13"/>Date <text:s text:c="17"/></text:span></text:p>
      <text:p text:style-name="P11">Primary: <text:s/><text:span text:style-name="T25">Feb 15'16</text:span></text:p>
      <text:p text:style-name="P11">Racked:<text:tab/><text:span text:style-name="T25">Feb 20'16</text:span><text:tab/><text:tab/><text:tab/><text:tab/><text:tab/></text:p>
      <text:p text:style-name="P11">Racked:</text:p>
      <text:p text:style-name="P11">Bottled: <text:s text:c="3"/><text:span text:style-name="T26">mar 6'16 <text:s text:c="6"/>8x1L</text:span><text:tab/><text:tab/><text:tab/><text:tab/><text:tab/><text:tab/></text:p>
      <text:p text:style-name="P11">Kegged: <text:s text:c="3"/><text:span text:style-name="T26">mar 6'16 <text:s text:c="6"/>1x 10g</text:span></text:p>
      <text:p text:style-name="P11">Re-Kegged:</text:p>
      <text:p text:style-name="P1"><text:span text:style-name="T7">Purged:</text:span><text:span text:style-name="T4"><text:tab/><text:tab/><text:tab/><text:tab/><text:tab/><text:tab/>Charged:</text:span></text:p>
      <text:p text:style-name="P11"/>
      <text:p text:style-name="P11"><text:soft-page-break/></text:p>
      <text:p text:style-name="P11"/>
      <text:p text:style-name="P11"/>
      <text:p text:style-name="P11"/>
      <text:p text:style-name="P11">Start Time:<text:span text:style-name="T16">7:50am</text:span></text:p>
      <text:p text:style-name="P11">Fill mash tun:<text:tab/><text:span text:style-name="T16">Sun</text:span></text:p>
      <text:p text:style-name="P11">Fill sparge kettle:<text:tab/><text:span text:style-name="T16">Sun</text:span><text:tab/><text:tab/><text:tab/><text:tab/></text:p>
      <text:p text:style-name="P11">Fire burners: <text:span text:style-name="T16">7:50</text:span>am</text:p>
      <text:p text:style-name="P11">Heat Mash Tun : Target Temp: <text:span text:style-name="T15">150</text:span> <text:s text:c="4"/></text:p>
      <text:p text:style-name="P11">Heat Sparge Kettle: Target Temp: 1<text:span text:style-name="T15">55</text:span></text:p>
      <text:p text:style-name="P11"><draw:frame draw:style-name="fr3" draw:name="Object2" text:anchor-type="paragraph" svg:x="4.951cm" svg:y="0.397cm" svg:width="16cm" svg:height="8.999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1">Target Temp (Mash): 15<text:span text:style-name="T15">0</text:span></text:p>
      <text:p text:style-name="P11">Grind grain: <text:s text:c="3"/><text:span text:style-name="T16">7:30</text:span></text:p>
      <text:p text:style-name="P11">sparge temp:<text:span text:style-name="T17">166</text:span></text:p>
      <text:p text:style-name="P11">Strike Temp: <text:span text:style-name="T17">150</text:span></text:p>
      <text:p text:style-name="P11">pump temp: <text:s/><text:span text:style-name="T17">152</text:span></text:p>
      <text:p text:style-name="P11">Mash in: <text:span text:style-name="T17">8:12am</text:span></text:p>
      <text:p text:style-name="P11">Temp: <text:span text:style-name="T17">144</text:span></text:p>
      <text:p text:style-name="P11"><text:s/>Mash: Duration: <text:s text:c="2"/><text:span text:style-name="T17">90</text:span> <text:s text:c="4"/>minutes <text:s text:c="7"/></text:p>
      <text:p text:style-name="P13">Start: <text:s/><text:span text:style-name="T17">8:12</text:span> <text:s text:c="2"/></text:p>
      <text:p text:style-name="P13">Finish: <text:span text:style-name="T17">9:32</text:span></text:p>
      <text:p text:style-name="P11">Heat (to deactivate enzymes)<text:tab/><text:tab/></text:p>
      <text:p text:style-name="P13">Target Temp: 168 <text:s text:c="2"/></text:p>
      <text:p text:style-name="P13">Start: <text:s text:c="3"/><text:span text:style-name="T17">9:32</text:span> <text:s text:c="2"/></text:p>
      <text:p text:style-name="P11">Finish: <text:s text:c="2"/><text:span text:style-name="T18">9:55</text:span></text:p>
      <text:p text:style-name="P11">Heat Sparge H20 (Target175◦) <text:s text:c="7"/></text:p>
      <text:p text:style-name="P13">Sparge: </text:p>
      <text:p text:style-name="P13">Start: <text:s/><text:span text:style-name="T19">9:58</text:span></text:p>
      <text:p text:style-name="P11">Finish:<text:span text:style-name="T20">10:48</text:span></text:p>
      <text:p text:style-name="P11">Wort collected: <text:s text:c="2"/><text:span text:style-name="T20">full kettle + 14qts</text:span></text:p>
      <text:p text:style-name="P11">Boil : Burner On: <text:s/></text:p>
      <text:p text:style-name="P11">Rolling Boil: <text:s text:c="3"/></text:p>
      <text:p text:style-name="P11">Hops In: <text:s text:c="5"/><text:span text:style-name="T21">11:16</text:span> <text:s text:c="23"/></text:p>
      <text:p text:style-name="P11">Hops in : <text:span text:style-name="T21">12:31</text:span></text:p>
      <text:p text:style-name="P11">Duration: 90 min <text:s/>Start: <text:s/><text:span text:style-name="T21">11:16</text:span></text:p>
      <text:p text:style-name="P11">Finish: <text:s text:c="6"/><text:span text:style-name="T21">12:46</text:span></text:p>
      <text:p text:style-name="P11">Burner Off: <text:span text:style-name="T22">12:46</text:span></text:p>
      <text:p text:style-name="P11">Rest 15 min <text:s text:c="7"/></text:p>
      <text:p text:style-name="P11">Pump and chill: <text:s text:c="4"/></text:p>
      <text:p text:style-name="P11">Start: <text:s text:c="4"/><text:span text:style-name="T22">1:01</text:span> <text:s text:c="14"/>Finish: <text:s text:c="4"/><text:span text:style-name="T24">1:35</text:span> </text:p>
      <text:p text:style-name="P11">OG : <text:s text:c="2"/><text:span text:style-name="T23">1.050</text:span></text:p>
      <text:p text:style-name="P12">Yeast: <text:span text:style-name="T12">Mauribrew Ale 514</text:span><text:span text:style-name="T11"> Yeast</text:span> <text:s/></text:p>
      <text:p text:style-name="P11">Irish Moss</text:p>
      <text:p text:style-name="P5"><text:soft-page-break/></text:p>
      <text:p text:style-name="P5"/>
      <text:p text:style-name="P5"/>
      <text:p text:style-name="P5">Notes: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06T13:32:43.737016815</dc:date>
    <meta:editing-duration>PT3H25M19S</meta:editing-duration>
    <meta:editing-cycles>9</meta:editing-cycles>
    <meta:document-statistic meta:table-count="0" meta:image-count="0" meta:object-count="3" meta:page-count="3" meta:paragraph-count="67" meta:word-count="214" meta:character-count="2610" meta:non-whitespace-character-count="9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83cm" svg:y="0.315cm" chart:style-name="ch2">
          <text:p>STOUT Feb 15'16</text:p>
        </chart:title>
        <chart:legend chart:legend-position="end" svg:x="13.332cm" svg:y="3.702cm" style:legend-expansion="high" chart:style-name="ch3"/>
        <chart:plot-area chart:style-name="ch4" chart:data-source-has-labels="both" svg:x="1.33cm" svg:y="1.299cm" svg:width="11.683cm" svg:height="6.54cm">
          <chartooo:coordinate-region svg:x="3.05cm" svg:y="1.498cm" svg:width="9.913cm" svg:height="4.183cm"/>
          <chart:axis chart:dimension="x" chart:name="primary-x" chart:style-name="ch5" chartooo:axis-type="auto">
            <chartooo:date-scale/>
            <chart:title svg:x="6.809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4">
                <text:p>144</text:p>
              </table:table-cell>
              <table:table-cell office:value-type="float" office:value="156">
                <text:p>1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">
                <text:p>168</text:p>
              </table:table-cell>
              <table:table-cell office:value-type="float" office:value="171">
                <text:p>17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